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om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ohit Bengali" fo:font-size="13pt" fo:font-weight="normal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 style:list-style-name="L1">
      <style:paragraph-properties fo:text-align="start" style:justify-single-word="false"/>
    </style:style>
    <style:style style:name="P16" style:family="paragraph" style:parent-style-name="Standard" style:list-style-name="L2">
      <style:paragraph-properties fo:text-align="start" style:justify-single-word="false"/>
    </style:style>
    <style:style style:name="P17" style:family="paragraph" style:parent-style-name="Standard">
      <style:paragraph-properties fo:text-align="start" style:justify-single-word="false"/>
      <style:text-properties fo:color="#5e11a6" style:font-name="Liberation Sans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5e11a6" style:font-name="Liberation Sans" fo:font-size="14pt" fo:font-weight="bold" style:font-size-asian="12.25pt" style:font-weight-asian="bold" style:font-size-complex="14pt" style:font-weight-complex="bold"/>
    </style:style>
    <style:style style:name="T1" style:family="text">
      <style:text-properties fo:color="#0000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álisis de clases</text:p>
      <text:p text:style-name="P3">(Responsabilidades y Atributos)</text:p>
      <text:p text:style-name="P1">Caso de uso CU0010 – Ingresar al Sistema</text:p>
      <text:p text:style-name="P1"/>
      <text:p text:style-name="P6"><text:bookmark-start text:name="__DdeLink__221_1968369728"/><text:span text:style-name="T1">Clase</text:span> Login</text:p>
      <text:list xml:id="list1874618464" text:style-name="L1">
        <text:list-item>
          <text:p text:style-name="P8">Responsabilidades</text:p>
          <text:list>
            <text:list-item>
              <text:p text:style-name="P11">Mostrar los campos a llenar para el ingreso al sistema</text:p>
            </text:list-item>
            <text:list-item>
              <text:p text:style-name="P11">Invocar de acuerdo a la opcion elegida por el usuario la accion correspondiente</text:p>
              <text:p text:style-name="P15"/>
            </text:list-item>
          </text:list>
        </text:list-item>
        <text:list-item>
          <text:p text:style-name="P8">Atributos</text:p>
          <text:list>
            <text:list-item>
              <text:p text:style-name="P11">Nombre Usuario</text:p>
            </text:list-item>
            <text:list-item>
              <text:p text:style-name="P11">Contraseña</text:p>
              <text:p text:style-name="P11"/>
            </text:list-item>
          </text:list>
        </text:list-item>
      </text:list>
      <text:p text:style-name="P6"><text:span text:style-name="T1">Clase</text:span> Recuperar Contraseña</text:p>
      <text:list xml:id="list264525439" text:continue-numbering="true" text:style-name="L1">
        <text:list-item>
          <text:p text:style-name="P8">Responsabilidades</text:p>
          <text:list>
            <text:list-item>
              <text:p text:style-name="P11">Mostrar los campos a llenar para la recuperacion de contraseña</text:p>
              <text:p text:style-name="P11"/>
              <text:p text:style-name="P15"/>
            </text:list-item>
          </text:list>
        </text:list-item>
        <text:list-item>
          <text:p text:style-name="P8">Atributos</text:p>
          <text:list>
            <text:list-item>
              <text:p text:style-name="P11">Nombre Usuario</text:p>
              <text:p text:style-name="P11"/>
              <text:p text:style-name="P11"><text:bookmark-end text:name="__DdeLink__221_1968369728"/></text:p>
            </text:list-item>
          </text:list>
        </text:list-item>
      </text:list>
      <text:p text:style-name="P5"/>
      <text:p text:style-name="P7"><text:span text:style-name="T1">Clase</text:span> Controlador de campos</text:p>
      <text:list xml:id="list762449215" text:style-name="L2">
        <text:list-item>
          <text:p text:style-name="P9">Responsabilidades</text:p>
          <text:list>
            <text:list-item>
              <text:p text:style-name="P12">Saber qué campos fueron completados correctamente</text:p>
            </text:list-item>
            <text:list-item>
              <text:p text:style-name="P12">Avisar de inconsistencias</text:p>
            </text:list-item>
          </text:list>
        </text:list-item>
      </text:list>
      <text:p text:style-name="P4"/>
      <text:list xml:id="list345412670" text:continue-numbering="true" text:style-name="L2">
        <text:list-item>
          <text:p text:style-name="P9">Atributos</text:p>
          <text:list>
            <text:list-item>
              <text:p text:style-name="P13"/>
            </text:list-item>
          </text:list>
        </text:list-item>
      </text:list>
      <text:list xml:id="list2163340555" text:continue-list="list264525439" text:style-name="L1">
        <text:list-item>
          <text:list>
            <text:list-header>
              <text:p text:style-name="P11"/>
            </text:list-header>
          </text:list>
        </text:list-item>
      </text:list>
      <text:p text:style-name="P5"/>
      <text:p text:style-name="P7"><text:span text:style-name="T1">Clase</text:span> Controlador de Usuario existente</text:p>
      <text:list xml:id="list513444713" text:continue-list="list345412670" text:style-name="L2">
        <text:list-item>
          <text:p text:style-name="P9">Responsabilidades</text:p>
          <text:list>
            <text:list-item>
              <text:p text:style-name="P12">Saber sí un usuario existente tiene los mismos datos que el usuario registrante</text:p>
              <text:p text:style-name="P16"/>
            </text:list-item>
          </text:list>
        </text:list-item>
        <text:list-item>
          <text:p text:style-name="P9">Atributos</text:p>
          <text:list>
            <text:list-item>
              <text:p text:style-name="P13"/>
              <text:p text:style-name="P12"/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ohit Bengali" svg:font-family="'Lohit Bengali'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 </meta:initial-creator>
    <meta:creation-date>2011-06-04T20:07:59</meta:creation-date>
    <dc:date>2011-07-06T23:43:37</dc:date>
    <dc:creator>ing gargantini</dc:creator>
    <meta:editing-duration>PT3H29M51S</meta:editing-duration>
    <meta:editing-cycles>14</meta:editing-cycles>
    <meta:generator>LibreOffice/3.3$Linux LibreOffice_project/330m19$Build-202</meta:generator>
    <meta:document-statistic meta:table-count="0" meta:image-count="0" meta:object-count="0" meta:page-count="1" meta:paragraph-count="24" meta:word-count="113" meta:character-count="698"/>
  </office:meta>
</office:document-meta>
</file>